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A0000009E6828A0AFCDB10F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ffcc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9966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1.584cm" fo:min-width="2.3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81cm" svg:stroke-color="#ffcc99" draw:marker-start="" draw:marker-start-width="0.442cm" draw:marker-end="" draw:marker-end-width="0.442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0000" draw:marker-start-width="0.442cm" draw:marker-end-width="0.442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996633" draw:marker-start-width="0.442cm" draw:marker-end-width="0.442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cc99" draw:marker-start-width="0.563cm" draw:marker-end-width="0.563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0000" draw:marker-start-width="0.563cm" draw:marker-end-width="0.563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996633" draw:marker-start-width="0.563cm" draw:marker-end-width="0.563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-width="0.926cm" draw:marker-end-width="0.926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805cm" draw:marker-end-width="0.805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1.047cm" draw:marker-end-width="1.047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1.168cm" draw:marker-end-width="1.168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00000" draw:marker-start-width="1.289cm" draw:marker-end-width="1.289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0000" draw:marker-start-width="1.41cm" draw:marker-end-width="1.4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442cm" draw:marker-end-width="0.442cm" draw:fill="none" draw:textarea-horizontal-align="center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color="#000000" draw:fill="none" draw:textarea-horizontal-align="center" draw:textarea-vertical-align="middle"/>
    </style:style>
    <style:style style:name="gr20" style:family="graphic" style:parent-style-name="objectwithoutfill">
      <style:graphic-properties svg:stroke-width="0.081cm" svg:stroke-color="#000000" draw:marker-start-width="0.684cm" draw:marker-end-width="0.684cm" draw:fill="none" draw:textarea-horizontal-align="center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563cm" draw:marker-end-width="0.563cm" draw:fill="none" draw:textarea-horizontal-align="center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paragraph-properties fo:text-align="center"/>
      <style:text-properties style:font-name="Liberation Mono" fo:font-size="14pt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4pt"/>
    </style:style>
    <style:style style:name="P8" style:family="paragraph">
      <style:paragraph-properties fo:text-align="center"/>
      <style:text-properties style:font-name="Liberation Mono" fo:font-size="12pt"/>
    </style:style>
    <style:style style:name="P9" style:family="paragraph">
      <loext:graphic-properties draw:fill="none" draw:fill-color="#ffffff"/>
      <style:paragraph-properties fo:text-align="center"/>
      <style:text-properties style:font-name="Liberation Mono" fo:font-size="12pt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4.81cm" svg:x2="14.97cm" svg:y2="4.81cm">
          <text:p/>
        </draw:line>
        <draw:line draw:style-name="gr2" draw:text-style-name="P1" draw:layer="layout" svg:x1="4.81cm" svg:y1="5.064cm" svg:x2="14.97cm" svg:y2="5.064cm">
          <text:p/>
        </draw:line>
        <draw:line draw:style-name="gr3" draw:text-style-name="P1" draw:layer="layout" svg:x1="4.81cm" svg:y1="5.318cm" svg:x2="14.97cm" svg:y2="5.318cm">
          <text:p/>
        </draw:line>
        <draw:custom-shape draw:style-name="gr4" draw:text-style-name="P2" draw:layer="layout" svg:width="3.048cm" svg:height="2.032cm" svg:x="1.762cm" svg:y="4.048cm">
          <text:p text:style-name="P2">Rece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048cm" svg:height="2.032cm" svg:x="14.97cm" svg:y="4.049cm">
          <text:p text:style-name="P2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.488cm" svg:height="1.679cm" svg:x="11.168cm" svg:y="7.479cm">
          <draw:image xlink:href="Pictures/10000000000000EA0000009E6828A0AFCDB10F3E.png" xlink:type="simple" xlink:show="embed" xlink:actuate="onLoad">
            <text:p/>
          </draw:image>
        </draw:frame>
        <draw:line draw:style-name="gr6" draw:text-style-name="P1" draw:layer="layout" svg:x1="10.652cm" svg:y1="8.366cm" svg:x2="10.652cm" svg:y2="4.81cm">
          <text:p/>
        </draw:line>
        <draw:line draw:style-name="gr7" draw:text-style-name="P1" draw:layer="layout" svg:x1="10.398cm" svg:y1="5.064cm" svg:x2="10.398cm" svg:y2="8.62cm">
          <text:p/>
        </draw:line>
        <draw:line draw:style-name="gr8" draw:text-style-name="P1" draw:layer="layout" svg:x1="10.144cm" svg:y1="5.318cm" svg:x2="10.144cm" svg:y2="8.874cm">
          <text:p/>
        </draw:line>
        <draw:line draw:style-name="gr9" draw:text-style-name="P1" draw:layer="layout" svg:x1="10.652cm" svg:y1="8.366cm" svg:x2="11.16cm" svg:y2="8.366cm">
          <text:p/>
        </draw:line>
        <draw:line draw:style-name="gr10" draw:text-style-name="P1" draw:layer="layout" svg:x1="10.398cm" svg:y1="8.62cm" svg:x2="11.16cm" svg:y2="8.62cm">
          <text:p/>
        </draw:line>
        <draw:line draw:style-name="gr11" draw:text-style-name="P1" draw:layer="layout" svg:x1="10.144cm" svg:y1="8.874cm" svg:x2="11.16cm" svg:y2="8.874cm">
          <text:p/>
        </draw:line>
        <draw:line draw:style-name="gr12" draw:text-style-name="P1" draw:layer="layout" svg:x1="13.191cm" svg:y1="9.63cm" svg:x2="13.448cm" svg:y2="10.144cm">
          <text:p/>
        </draw:line>
        <draw:line draw:style-name="gr13" draw:text-style-name="P1" draw:layer="layout" svg:x1="13.191cm" svg:y1="9.63cm" svg:x2="13.191cm" svg:y2="9.158cm">
          <text:p/>
        </draw:line>
        <draw:line draw:style-name="gr14" draw:text-style-name="P1" draw:layer="layout" svg:x1="13.448cm" svg:y1="9.63cm" svg:x2="13.448cm" svg:y2="9.158cm">
          <text:p/>
        </draw:line>
        <draw:line draw:style-name="gr15" draw:text-style-name="P1" draw:layer="layout" svg:x1="13.955cm" svg:y1="9.63cm" svg:x2="13.448cm" svg:y2="9.63cm">
          <text:p/>
        </draw:line>
        <draw:line draw:style-name="gr16" draw:text-style-name="P1" draw:layer="layout" svg:x1="14.219cm" svg:y1="10.152cm" svg:x2="13.955cm" svg:y2="9.63cm">
          <text:p/>
        </draw:line>
        <draw:line draw:style-name="gr17" draw:text-style-name="P1" draw:layer="layout" svg:x1="13.97cm" svg:y1="10.666cm" svg:x2="13.97cm" svg:y2="10.166cm">
          <text:p/>
        </draw:line>
        <draw:line draw:style-name="gr18" draw:text-style-name="P1" draw:layer="layout" svg:x1="13.97cm" svg:y1="10.652cm" svg:x2="13.191cm" svg:y2="10.652cm">
          <text:p/>
        </draw:line>
        <draw:line draw:style-name="gr19" draw:text-style-name="P1" draw:layer="layout" svg:x1="13.191cm" svg:y1="10.652cm" svg:x2="13.191cm" svg:y2="10.666cm">
          <text:p/>
        </draw:line>
        <draw:line draw:style-name="gr19" draw:text-style-name="P1" draw:layer="layout" svg:x1="13.191cm" svg:y1="10.666cm" svg:x2="13.191cm" svg:y2="10.144cm">
          <text:p/>
        </draw:line>
        <draw:line draw:style-name="gr20" draw:text-style-name="P1" draw:layer="layout" svg:x1="13.192cm" svg:y1="10.144cm" svg:x2="13.192cm" svg:y2="10.666cm">
          <text:p/>
        </draw:line>
        <draw:line draw:style-name="gr21" draw:text-style-name="P1" draw:layer="layout" svg:x1="13.192cm" svg:y1="10.652cm" svg:x2="13.026cm" svg:y2="10.652cm">
          <text:p/>
        </draw:line>
        <draw:line draw:style-name="gr19" draw:text-style-name="P1" draw:layer="layout" svg:x1="13.025cm" svg:y1="10.666cm" svg:x2="13.025cm" svg:y2="10.674cm">
          <text:p/>
        </draw:line>
        <draw:line draw:style-name="gr22" draw:text-style-name="P1" draw:layer="layout" svg:x1="13.042cm" svg:y1="10.652cm" svg:x2="13.042cm" svg:y2="9.158cm">
          <text:p/>
        </draw:line>
        <draw:frame draw:style-name="gr23" draw:text-style-name="P5" draw:layer="layout" svg:width="1.552cm" svg:height="0.806cm" svg:x="11.411cm" svg:y="9.423cm">
          <draw:text-box>
            <text:p text:style-name="P4">DEC</text:p>
          </draw:text-box>
        </draw:frame>
        <draw:frame draw:style-name="gr23" draw:text-style-name="P5" draw:layer="layout" svg:width="1.361cm" svg:height="0.806cm" svg:x="14.219cm" svg:y="9.423cm">
          <draw:text-box>
            <text:p text:style-name="P4">INC</text:p>
          </draw:text-box>
        </draw:frame>
        <draw:frame draw:style-name="gr23" draw:text-style-name="P7" draw:layer="layout" svg:width="0.798cm" svg:height="0.81cm" svg:x="14.882cm" svg:y="4.926cm">
          <draw:text-box>
            <text:p text:style-name="P6"><text:span text:style-name="T1">-</text:span></text:p>
          </draw:text-box>
        </draw:frame>
        <draw:frame draw:style-name="gr24" draw:text-style-name="P9" draw:layer="layout" svg:width="0.756cm" svg:height="0.729cm" svg:x="14.903cm" svg:y="4.729cm">
          <draw:text-box>
            <text:p text:style-name="P8"><text:span text:style-name="T1">+</text:span></text:p>
          </draw:text-box>
        </draw:frame>
        <draw:frame draw:style-name="gr23" draw:text-style-name="P9" draw:layer="layout" svg:width="0.756cm" svg:height="0.729cm" svg:x="14.903cm" svg:y="4.434cm">
          <draw:text-box>
            <text:p text:style-name="P8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98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6:04:19.690568916</meta:creation-date>
    <dc:date>2018-03-27T18:56:37.710648052</dc:date>
    <meta:editing-duration>PT20M20S</meta:editing-duration>
    <meta:editing-cycles>4</meta:editing-cycles>
    <meta:generator>LibreOffice/5.1.6.2$Linux_X86_64 LibreOffice_project/10m0$Build-2</meta:generator>
    <meta:document-statistic meta:object-count="30"/>
  </office:meta>
</office:document-meta>
</file>